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78a0d" officeooo:paragraph-rsid="00078a0d" style:font-weight-asian="bold" style:font-weight-complex="bold"/>
    </style:style>
    <style:style style:name="P2" style:family="paragraph" style:parent-style-name="Standard">
      <style:text-properties fo:font-weight="normal" officeooo:rsid="0008ef47" officeooo:paragraph-rsid="0008ef47" style:font-weight-asian="normal" style:font-weight-complex="normal"/>
    </style:style>
    <style:style style:name="P3" style:family="paragraph" style:parent-style-name="Standard">
      <style:text-properties fo:font-weight="normal" officeooo:rsid="0009de8e" officeooo:paragraph-rsid="0009de8e" style:font-weight-asian="normal" style:font-weight-complex="normal"/>
    </style:style>
    <style:style style:name="P4" style:family="paragraph" style:parent-style-name="Standard">
      <style:text-properties fo:font-weight="normal" officeooo:rsid="000b94a1" officeooo:paragraph-rsid="000b94a1" style:font-weight-asian="normal" style:font-weight-complex="normal"/>
    </style:style>
    <style:style style:name="P5" style:family="paragraph" style:parent-style-name="Standard">
      <style:text-properties fo:font-weight="normal" officeooo:rsid="000d2c14" officeooo:paragraph-rsid="000d2c14" style:font-weight-asian="normal" style:font-weight-complex="normal"/>
    </style:style>
    <style:style style:name="P6" style:family="paragraph" style:parent-style-name="Standard">
      <style:text-properties fo:font-weight="normal" officeooo:rsid="000dabfa" officeooo:paragraph-rsid="000dabfa" style:font-weight-asian="normal" style:font-weight-complex="normal"/>
    </style:style>
    <style:style style:name="P7" style:family="paragraph" style:parent-style-name="Standard">
      <style:text-properties fo:font-weight="normal" officeooo:rsid="000dabfa" officeooo:paragraph-rsid="000dabfa" style:font-weight-asian="normal" style:font-weight-complex="normal"/>
    </style:style>
    <style:style style:name="P8" style:family="paragraph" style:parent-style-name="Standard">
      <style:text-properties fo:font-weight="normal" officeooo:rsid="000e4d6d" officeooo:paragraph-rsid="000e4d6d" style:font-weight-asian="normal" style:font-weight-complex="normal"/>
    </style:style>
    <style:style style:name="T1" style:family="text">
      <style:text-properties officeooo:rsid="0008ef47"/>
    </style:style>
    <style:style style:name="T2" style:family="text">
      <style:text-properties officeooo:rsid="0009de8e"/>
    </style:style>
    <style:style style:name="T3" style:family="text">
      <style:text-properties officeooo:rsid="000d2c14"/>
    </style:style>
    <style:style style:name="T4" style:family="text">
      <style:text-properties officeooo:rsid="000dab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ion joueur :</text:p>
      <text:p text:style-name="P2">Julien veut se spécialiser à l'ours</text:p>
      <text:p text:style-name="P3">Guillaume veut utiliser du poison ou faire apparaître des gros troncs</text:p>
      <text:p text:style-name="P1"/>
      <text:p text:style-name="P1">Scénar 1 (19/02/19)</text:p>
      <text:p text:style-name="P1">Avec :</text:p>
      <text:p text:style-name="P1">- <text:span text:style-name="T1">Gogh</text:span> <text:span text:style-name="T1">Tavéren </text:span>(Julien B.)</text:p>
      <text:p text:style-name="P1">- <text:span text:style-name="T1">Ester Sil'Marilov</text:span> (Guillaume G.)</text:p>
      <text:p text:style-name="P1">- <text:s/><text:span text:style-name="T2">Vito di Quarto</text:span> (Matéo M.)</text:p>
      <text:p text:style-name="P1">- <text:span text:style-name="T1">Bast Valdonne</text:span> (Adrien L.)</text:p>
      <text:p text:style-name="P1"/>
      <text:p text:style-name="P4">Premiers doutes sur "on va taper du manifestant"</text:p>
      <text:p text:style-name="P5"><text:span text:style-name="T4">Vous avez rencontré la troupe de Garok, a</text:span>près un premier échange tendu grâce à Ester, <text:span text:style-name="T4">vous avez réussi à calmer les situations pour les laisser passer. Chose que n'ont pas appreciées le trio de gardes qui les pourchassaient depuis le Quartier des Hauts. Feu le trio de garde qui s'est fait sauvagement tué et leurs cadavres gisent encore sur l'herbe du quartier divin, proche de la porte Plume.</text:span></text:p>
      <text:p text:style-name="P5"/>
      <text:p text:style-name="P6">Après avoir récupéré du traumatisme de leur premier meutre (sauf pour Vito qui a gardé son sang-froid et Bast qui n'a pas tué), ils sont repartis vers le Conseil en trottinant. Ils y rencontrent Varia Cafti. <text:span text:style-name="T3">Ils capturent et baillonnent Varia Cafti avec leur chaussette, elle écoute tou</text:span>t leur dialogue.</text:p>
      <text:p text:style-name="P6"/>
      <text:p text:style-name="P6">STOP : Ils partent vers la porte Encrier et entendent les clameurs de la bataille ....</text:p>
      <text:p text:style-name="P8">Trame : drapeau jaun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9:52:15.133000000</meta:creation-date>
    <meta:editing-duration>PT14M2S</meta:editing-duration>
    <meta:editing-cycles>5</meta:editing-cycles>
    <meta:generator>LibreOffice/5.0.6.3$Windows_x86 LibreOffice_project/490fc03b25318460cfc54456516ea2519c11d1aa</meta:generator>
    <dc:date>2019-02-19T23:34:28.369000000</dc:date>
    <meta:document-statistic meta:table-count="0" meta:image-count="0" meta:object-count="0" meta:page-count="1" meta:paragraph-count="14" meta:word-count="192" meta:character-count="1115" meta:non-whitespace-character-count="936"/>
    <meta:user-defined meta:name="Info 1"/>
    <meta:user-defined meta:name="Info 2"/>
    <meta:user-defined meta:name="Info 3"/>
    <meta:user-defined meta:name="Info 4"/>
  </office:meta>
</office:document-meta>
</file>